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c8fe" officeooo:paragraph-rsid="0000c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zer uma struct com os mesmo dados no cliente e no Servidor;</text:p>
      <text:p text:style-name="P1">sendTo</text:p>
      <text:p text:style-name="P1">sempre trabalhar em pares:<text:tab/>envio recebimento</text:p>
      <text:p text:style-name="P1"/>
      <text:p text:style-name="P1">1 <text:s/>pegar o program cliente servidor </text:p>
      <text:p text:style-name="P1">2 alterar pra enviar para o cliente tmb </text:p>
      <text:p text:style-name="P1">3 no cliente fazer um menu ();</text:p>
      <text:p text:style-name="P1">4 Cliente: fazer uma struct com as propriedades necessárias </text:p>
      <text:p text:style-name="P1">5 Cliente: popular(cadastrar) </text:p>
      <text:p text:style-name="P1">6 Cliente: enviar pro servidor;</text:p>
      <text:p text:style-name="P1">7 Servidor: alterar o recebimento para struct Cliente e enviar um ok pro clien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2T10:12:43.739000000</meta:creation-date>
    <dc:date>2022-04-12T15:10:48.398000000</dc:date>
    <meta:editing-duration>PT4H47M54S</meta:editing-duration>
    <meta:editing-cycles>1</meta:editing-cycles>
    <meta:document-statistic meta:table-count="0" meta:image-count="0" meta:object-count="0" meta:page-count="1" meta:paragraph-count="10" meta:word-count="71" meta:character-count="418" meta:non-whitespace-character-count="352"/>
    <meta:generator>LibreOffice/7.3.0.3$Windows_x86 LibreOffice_project/0f246aa12d0eee4a0f7adcefbf7c878fc2238db3</meta:generator>
  </office:meta>
</office:document-meta>
</file>